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ffff" draw:textarea-vertical-align="middle"/>
    </style:style>
    <style:style style:name="gr2" style:family="graphic" style:parent-style-name="standard">
      <style:graphic-properties draw:fill="solid" draw:fill-color="#ccffcc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ffff99" draw:textarea-vertical-align="middle"/>
    </style:style>
    <style:style style:name="gr5" style:family="graphic" style:parent-style-name="standard">
      <style:graphic-properties draw:fill="solid" draw:fill-color="#9999ff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solid" draw:fill-color="#99ff66" draw:textarea-vertical-align="middle"/>
    </style:style>
    <style:style style:name="gr8" style:family="graphic" style:parent-style-name="standard">
      <style:graphic-properties draw:fill="solid" draw:fill-color="#ff8080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ample-draw">
        <draw:rect draw:style-name="gr1" draw:text-style-name="P1" draw:layer="layout" svg:width="3.311cm" svg:height="1.724cm" svg:x="10.95cm" svg:y="4.357cm">
          <text:p text:style-name="P1">Admin (Dashboard)</text:p>
        </draw:rect>
        <draw:rect draw:style-name="gr2" draw:text-style-name="P1" draw:layer="layout" svg:width="1.754cm" svg:height="0.97cm" svg:x="12.829cm" svg:y="1.8cm">
          <text:p text:style-name="P1">Search</text:p>
        </draw:rect>
        <draw:rect draw:style-name="gr2" draw:text-style-name="P1" draw:layer="layout" svg:width="1.847cm" svg:height="0.863cm" svg:x="15.088cm" svg:y="1.968cm">
          <text:p text:style-name="P1">Log in</text:p>
        </draw:rect>
        <draw:rect draw:style-name="gr2" draw:text-style-name="P1" draw:layer="layout" svg:width="1.974cm" svg:height="0.929cm" svg:x="17.548cm" svg:y="1.968cm">
          <text:p text:style-name="P1">Log Out</text:p>
        </draw:rect>
        <draw:rect draw:style-name="gr3" draw:text-style-name="P1" draw:layer="layout" svg:width="2.991cm" svg:height="0.863cm" svg:x="5.284cm" svg:y="7.409cm">
          <text:p/>
        </draw:rect>
        <draw:rect draw:style-name="gr4" draw:text-style-name="P1" draw:layer="layout" svg:width="2.992cm" svg:height="0.863cm" svg:x="9.358cm" svg:y="7.409cm">
          <text:p text:style-name="P1"><text:s/>Users</text:p>
        </draw:rect>
        <draw:rect draw:style-name="gr4" draw:text-style-name="P1" draw:layer="layout" svg:width="2.991cm" svg:height="0.863cm" svg:x="5.284cm" svg:y="7.409cm">
          <text:p text:style-name="P1"><text:s/>Products</text:p>
        </draw:rect>
        <draw:rect draw:style-name="gr4" draw:text-style-name="P1" draw:layer="layout" svg:width="2.992cm" svg:height="0.861cm" svg:x="13.433cm" svg:y="7.343cm">
          <text:p text:style-name="P1"><text:s/>Orders</text:p>
        </draw:rect>
        <draw:rect draw:style-name="gr4" draw:text-style-name="P1" draw:layer="layout" svg:width="2.993cm" svg:height="0.862cm" svg:x="20.491cm" svg:y="7.27cm">
          <text:p text:style-name="P1"><text:s/>Tax</text:p>
        </draw:rect>
        <draw:rect draw:style-name="gr5" draw:text-style-name="P1" draw:layer="layout" svg:width="2.355cm" svg:height="0.862cm" svg:x="5.793cm" svg:y="9.11cm">
          <text:p text:style-name="P1">Add Products</text:p>
        </draw:rect>
        <draw:rect draw:style-name="gr5" draw:text-style-name="P1" draw:layer="layout" svg:width="2.355cm" svg:height="0.862cm" svg:x="5.793cm" svg:y="10.46cm">
          <text:p text:style-name="P1">View Products</text:p>
        </draw:rect>
        <draw:rect draw:style-name="gr5" draw:text-style-name="P1" draw:layer="layout" svg:width="2.355cm" svg:height="0.863cm" svg:x="5.856cm" svg:y="11.787cm">
          <text:p text:style-name="P1">Edit Products</text:p>
        </draw:rect>
        <draw:rect draw:style-name="gr5" draw:text-style-name="P1" draw:layer="layout" svg:width="2.405cm" svg:height="0.902cm" svg:x="5.868cm" svg:y="13.015cm">
          <text:p text:style-name="P1">Delete Products</text:p>
        </draw:rect>
        <draw:rect draw:style-name="gr5" draw:text-style-name="P1" draw:layer="layout" svg:width="2.356cm" svg:height="0.861cm" svg:x="9.867cm" svg:y="9.068cm">
          <text:p text:style-name="P1">Add Users</text:p>
        </draw:rect>
        <draw:rect draw:style-name="gr5" draw:text-style-name="P1" draw:layer="layout" svg:width="2.355cm" svg:height="0.862cm" svg:x="9.931cm" svg:y="10.394cm">
          <text:p text:style-name="P1">View Users</text:p>
        </draw:rect>
        <draw:rect draw:style-name="gr5" draw:text-style-name="P1" draw:layer="layout" svg:width="2.355cm" svg:height="0.862cm" svg:x="9.804cm" svg:y="11.654cm">
          <text:p text:style-name="P1">Edit Users</text:p>
        </draw:rect>
        <draw:rect draw:style-name="gr5" draw:text-style-name="P1" draw:layer="layout" svg:width="2.404cm" svg:height="0.902cm" svg:x="9.854cm" svg:y="13.015cm">
          <text:p text:style-name="P1">Delete Users</text:p>
        </draw:rect>
        <draw:rect draw:style-name="gr5" draw:text-style-name="P1" draw:layer="layout" svg:width="2.355cm" svg:height="0.861cm" svg:x="13.942cm" svg:y="9.068cm">
          <text:p text:style-name="P1">View Oders</text:p>
        </draw:rect>
        <draw:rect draw:style-name="gr5" draw:text-style-name="P1" draw:layer="layout" svg:width="2.357cm" svg:height="0.862cm" svg:x="13.982cm" svg:y="10.386cm">
          <text:p text:style-name="P1">Edit Orders</text:p>
        </draw:rect>
        <draw:rect draw:style-name="gr5" draw:text-style-name="P1" draw:layer="layout" svg:width="2.355cm" svg:height="0.862cm" svg:x="14.006cm" svg:y="11.654cm">
          <text:p text:style-name="P1">Delete Orders</text:p>
        </draw:rect>
        <draw:rect draw:style-name="gr5" draw:text-style-name="P1" draw:layer="layout" svg:width="2.355cm" svg:height="0.863cm" svg:x="21.645cm" svg:y="8.847cm">
          <text:p text:style-name="P1">Add Tax</text:p>
        </draw:rect>
        <draw:line draw:style-name="gr6" draw:text-style-name="P1" draw:layer="layout" svg:x1="5.41cm" svg:y1="8.271cm" svg:x2="5.41cm" svg:y2="13.513cm">
          <text:p/>
        </draw:line>
        <draw:line draw:style-name="gr6" draw:text-style-name="P1" draw:layer="layout" svg:x1="5.41cm" svg:y1="9.531cm" svg:x2="5.856cm" svg:y2="9.531cm">
          <text:p/>
        </draw:line>
        <draw:line draw:style-name="gr6" draw:text-style-name="P1" draw:layer="layout" svg:x1="5.41cm" svg:y1="10.925cm" svg:x2="5.856cm" svg:y2="10.925cm">
          <text:p/>
        </draw:line>
        <draw:line draw:style-name="gr6" draw:text-style-name="P1" draw:layer="layout" svg:x1="5.41cm" svg:y1="12.185cm" svg:x2="5.856cm" svg:y2="12.185cm">
          <text:p/>
        </draw:line>
        <draw:line draw:style-name="gr6" draw:text-style-name="P1" draw:layer="layout" svg:x1="5.41cm" svg:y1="13.512cm" svg:x2="5.856cm" svg:y2="13.512cm">
          <text:p/>
        </draw:line>
        <draw:line draw:style-name="gr6" draw:text-style-name="P1" draw:layer="layout" svg:x1="9.485cm" svg:y1="8.271cm" svg:x2="9.485cm" svg:y2="13.446cm">
          <text:p/>
        </draw:line>
        <draw:line draw:style-name="gr6" draw:text-style-name="P1" draw:layer="layout" svg:x1="9.485cm" svg:y1="9.399cm" svg:x2="9.931cm" svg:y2="9.399cm">
          <text:p/>
        </draw:line>
        <draw:line draw:style-name="gr6" draw:text-style-name="P1" draw:layer="layout" svg:x1="9.485cm" svg:y1="10.792cm" svg:x2="9.931cm" svg:y2="10.792cm">
          <text:p/>
        </draw:line>
        <draw:line draw:style-name="gr6" draw:text-style-name="P1" draw:layer="layout" svg:x1="9.485cm" svg:y1="12.052cm" svg:x2="9.867cm" svg:y2="12.052cm">
          <text:p/>
        </draw:line>
        <draw:line draw:style-name="gr6" draw:text-style-name="P1" draw:layer="layout" svg:x1="9.485cm" svg:y1="13.446cm" svg:x2="9.803cm" svg:y2="13.446cm">
          <text:p/>
        </draw:line>
        <draw:line draw:style-name="gr6" draw:text-style-name="P1" draw:layer="layout" svg:x1="13.624cm" svg:y1="8.204cm" svg:x2="13.656cm" svg:y2="12.072cm">
          <text:p/>
        </draw:line>
        <draw:line draw:style-name="gr6" draw:text-style-name="P1" draw:layer="layout" svg:x1="13.624cm" svg:y1="9.531cm" svg:x2="14.006cm" svg:y2="9.531cm">
          <text:p/>
        </draw:line>
        <draw:line draw:style-name="gr6" draw:text-style-name="P1" draw:layer="layout" svg:x1="13.624cm" svg:y1="10.792cm" svg:x2="14.006cm" svg:y2="10.792cm">
          <text:p/>
        </draw:line>
        <draw:line draw:style-name="gr6" draw:text-style-name="P1" draw:layer="layout" svg:x1="13.624cm" svg:y1="12.118cm" svg:x2="14.07cm" svg:y2="12.118cm">
          <text:p/>
        </draw:line>
        <draw:line draw:style-name="gr6" draw:text-style-name="P1" draw:layer="layout" svg:x1="21.097cm" svg:y1="8.176cm" svg:x2="21.097cm" svg:y2="13.312cm">
          <text:p/>
        </draw:line>
        <draw:line draw:style-name="gr6" draw:text-style-name="P1" draw:layer="layout" svg:x1="21.097cm" svg:y1="9.239cm" svg:x2="21.629cm" svg:y2="9.239cm">
          <text:p/>
        </draw:line>
        <draw:line draw:style-name="gr6" draw:text-style-name="P1" draw:layer="layout" svg:x1="13.433cm" svg:y1="4.357cm" svg:x2="13.461cm" svg:y2="2.81cm">
          <text:p/>
        </draw:line>
        <draw:line draw:style-name="gr6" draw:text-style-name="P1" draw:layer="layout" svg:x1="13.433cm" svg:y1="3.495cm" svg:x2="18.527cm" svg:y2="3.495cm">
          <text:p/>
        </draw:line>
        <draw:line draw:style-name="gr6" draw:text-style-name="P1" draw:layer="layout" svg:x1="15.979cm" svg:y1="2.831cm" svg:x2="15.979cm" svg:y2="3.494cm">
          <text:p/>
        </draw:line>
        <draw:line draw:style-name="gr6" draw:text-style-name="P1" draw:layer="layout" svg:x1="18.527cm" svg:y1="3.494cm" svg:x2="18.527cm" svg:y2="2.831cm">
          <text:p/>
        </draw:line>
        <draw:line draw:style-name="gr6" draw:text-style-name="P1" draw:layer="layout" svg:x1="7.002cm" svg:y1="6.612cm" svg:x2="26.1cm" svg:y2="6.6cm">
          <text:p/>
        </draw:line>
        <draw:line draw:style-name="gr6" draw:text-style-name="P1" draw:layer="layout" svg:x1="12.859cm" svg:y1="6.082cm" svg:x2="12.859cm" svg:y2="6.613cm">
          <text:p/>
        </draw:line>
        <draw:line draw:style-name="gr6" draw:text-style-name="P1" draw:layer="layout" svg:x1="7.002cm" svg:y1="6.612cm" svg:x2="7.002cm" svg:y2="7.408cm">
          <text:p/>
        </draw:line>
        <draw:line draw:style-name="gr6" draw:text-style-name="P1" draw:layer="layout" svg:x1="11.013cm" svg:y1="6.612cm" svg:x2="11.013cm" svg:y2="7.408cm">
          <text:p/>
        </draw:line>
        <draw:line draw:style-name="gr6" draw:text-style-name="P1" draw:layer="layout" svg:x1="15.088cm" svg:y1="6.612cm" svg:x2="15.088cm" svg:y2="7.408cm">
          <text:p/>
        </draw:line>
        <draw:line draw:style-name="gr6" draw:text-style-name="P1" draw:layer="layout" svg:x1="18.352cm" svg:y1="6.624cm" svg:x2="18.352cm" svg:y2="7.354cm">
          <text:p/>
        </draw:line>
        <draw:rect draw:style-name="gr7" draw:text-style-name="P1" draw:layer="layout" svg:width="4.906cm" svg:height="1.349cm" svg:x="3.557cm" svg:y="26.552cm">
          <text:p text:style-name="P1">Terms &amp; Conditions</text:p>
        </draw:rect>
        <draw:rect draw:style-name="gr8" draw:text-style-name="P1" draw:layer="layout" svg:width="3.849cm" svg:height="0.901cm" svg:x="4cm" svg:y="15.541cm">
          <text:p text:style-name="P1">Terms &amp; Conditions</text:p>
        </draw:rect>
        <draw:rect draw:style-name="gr8" draw:text-style-name="P1" draw:layer="layout" svg:width="2.727cm" svg:height="0.901cm" svg:x="8.73cm" svg:y="15.599cm">
          <text:p text:style-name="P1">Privacy Policy</text:p>
        </draw:rect>
        <draw:rect draw:style-name="gr8" draw:text-style-name="P1" draw:layer="layout" svg:width="2.727cm" svg:height="0.901cm" svg:x="12.658cm" svg:y="15.541cm">
          <text:p text:style-name="P1">Social Media</text:p>
        </draw:rect>
        <draw:line draw:style-name="gr6" draw:text-style-name="P1" draw:layer="layout" svg:x1="10.976cm" svg:y1="5.25cm" svg:x2="4.401cm" svg:y2="5.25cm">
          <text:p/>
        </draw:line>
        <draw:line draw:style-name="gr6" draw:text-style-name="P1" draw:layer="layout" svg:x1="4.401cm" svg:y1="5.25cm" svg:x2="4.401cm" svg:y2="15.515cm">
          <text:p/>
        </draw:line>
        <draw:line draw:style-name="gr6" draw:text-style-name="P1" draw:layer="layout" svg:x1="4.321cm" svg:y1="15.011cm" svg:x2="13.702cm" svg:y2="15.011cm">
          <text:p/>
        </draw:line>
        <draw:line draw:style-name="gr6" draw:text-style-name="P1" draw:layer="layout" svg:x1="10.013cm" svg:y1="15.011cm" svg:x2="10.013cm" svg:y2="15.6cm">
          <text:p/>
        </draw:line>
        <draw:line draw:style-name="gr6" draw:text-style-name="P1" draw:layer="layout" svg:x1="13.702cm" svg:y1="15.011cm" svg:x2="13.702cm" svg:y2="15.6cm">
          <text:p/>
        </draw:line>
        <draw:rect draw:style-name="gr4" draw:text-style-name="P1" draw:layer="layout" svg:width="2.993cm" svg:height="0.862cm" svg:x="16.909cm" svg:y="7.333cm">
          <text:p text:style-name="P1"><text:s/>Categories</text:p>
        </draw:rect>
        <draw:line draw:style-name="gr6" draw:text-style-name="P1" draw:layer="layout" svg:x1="22.04cm" svg:y1="6.624cm" svg:x2="22.04cm" svg:y2="7.2cm">
          <text:p/>
        </draw:line>
        <draw:rect draw:style-name="gr5" draw:text-style-name="P1" draw:layer="layout" svg:width="2.356cm" svg:height="0.862cm" svg:x="17.76cm" svg:y="9.037cm">
          <text:p text:style-name="P1">Add Categories</text:p>
        </draw:rect>
        <draw:rect draw:style-name="gr5" draw:text-style-name="P1" draw:layer="layout" svg:width="2.357cm" svg:height="0.861cm" svg:x="17.759cm" svg:y="10.363cm">
          <text:p text:style-name="P1">View Categries</text:p>
        </draw:rect>
        <draw:rect draw:style-name="gr5" draw:text-style-name="P1" draw:layer="layout" svg:width="2.355cm" svg:height="0.863cm" svg:x="17.753cm" svg:y="11.648cm">
          <text:p text:style-name="P1">Edit Caegroes</text:p>
        </draw:rect>
        <draw:rect draw:style-name="gr5" draw:text-style-name="P1" draw:layer="layout" svg:width="2.687cm" svg:height="0.864cm" svg:x="17.79cm" svg:y="12.969cm">
          <text:p text:style-name="P1">Delete Categories</text:p>
        </draw:rect>
        <draw:line draw:style-name="gr6" draw:text-style-name="P1" draw:layer="layout" svg:x1="17.15cm" svg:y1="8.195cm" svg:x2="17.15cm" svg:y2="13.496cm">
          <text:p/>
        </draw:line>
        <draw:line draw:style-name="gr6" draw:text-style-name="P1" draw:layer="layout" svg:x1="17.15cm" svg:y1="9.457cm" svg:x2="17.712cm" svg:y2="9.457cm">
          <text:p/>
        </draw:line>
        <draw:line draw:style-name="gr6" draw:text-style-name="P1" draw:layer="layout" svg:x1="17.15cm" svg:y1="10.803cm" svg:x2="17.712cm" svg:y2="10.803cm">
          <text:p/>
        </draw:line>
        <draw:line draw:style-name="gr6" draw:text-style-name="P1" draw:layer="layout" svg:x1="17.15cm" svg:y1="12.149cm" svg:x2="17.791cm" svg:y2="12.149cm">
          <text:p/>
        </draw:line>
        <draw:line draw:style-name="gr6" draw:text-style-name="P1" draw:layer="layout" svg:x1="17.12cm" svg:y1="13.501cm" svg:x2="17.682cm" svg:y2="13.501cm">
          <text:p/>
        </draw:line>
        <draw:rect draw:style-name="gr5" draw:text-style-name="P1" draw:layer="layout" svg:width="2.356cm" svg:height="0.86cm" svg:x="21.644cm" svg:y="10.213cm">
          <text:p text:style-name="P1">View Tax</text:p>
        </draw:rect>
        <draw:rect draw:style-name="gr5" draw:text-style-name="P1" draw:layer="layout" svg:width="2.356cm" svg:height="0.861cm" svg:x="21.644cm" svg:y="11.477cm">
          <text:p text:style-name="P1">Edit Tax</text:p>
        </draw:rect>
        <draw:rect draw:style-name="gr5" draw:text-style-name="P1" draw:layer="layout" svg:width="2.356cm" svg:height="0.861cm" svg:x="21.644cm" svg:y="12.8cm">
          <text:p text:style-name="P1">Delete Tax</text:p>
        </draw:rect>
        <draw:line draw:style-name="gr6" draw:text-style-name="P1" draw:layer="layout" svg:x1="21.097cm" svg:y1="10.655cm" svg:x2="21.629cm" svg:y2="10.655cm">
          <text:p/>
        </draw:line>
        <draw:line draw:style-name="gr6" draw:text-style-name="P1" draw:layer="layout" svg:x1="21.097cm" svg:y1="11.895cm" svg:x2="21.629cm" svg:y2="11.895cm">
          <text:p/>
        </draw:line>
        <draw:line draw:style-name="gr6" draw:text-style-name="P1" draw:layer="layout" svg:x1="21.097cm" svg:y1="13.223cm" svg:x2="21.629cm" svg:y2="13.223cm">
          <text:p/>
        </draw:line>
        <draw:rect draw:style-name="gr4" draw:text-style-name="P1" draw:layer="layout" svg:width="2.993cm" svg:height="0.862cm" svg:x="24.5cm" svg:y="7.138cm">
          <text:p text:style-name="P1"><text:s/>Inventory</text:p>
        </draw:rect>
        <draw:rect draw:style-name="gr5" draw:text-style-name="P1" draw:layer="layout" svg:width="2.7cm" svg:height="0.863cm" svg:x="25.5cm" svg:y="8.837cm">
          <text:p text:style-name="P1">Add Inventory</text:p>
        </draw:rect>
        <draw:line draw:style-name="gr6" draw:text-style-name="P1" draw:layer="layout" svg:x1="26.1cm" svg:y1="6.6cm" svg:x2="26.1cm" svg:y2="7.176cm">
          <text:p/>
        </draw:line>
        <draw:line draw:style-name="gr6" draw:text-style-name="P1" draw:layer="layout" svg:x1="24.9cm" svg:y1="8cm" svg:x2="24.9cm" svg:y2="9.2cm">
          <text:p/>
        </draw:line>
        <draw:line draw:style-name="gr6" draw:text-style-name="P1" draw:layer="layout" svg:x1="24.9cm" svg:y1="9.2cm" svg:x2="25.5cm" svg:y2="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ample-dra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5-02T00:06:48.72</meta:creation-date>
    <dc:title>Sample-draw</dc:title>
    <meta:editing-duration>PT1H34M20S</meta:editing-duration>
    <meta:editing-cycles>11</meta:editing-cycles>
    <meta:generator>OpenOffice/4.1.10$Win32 OpenOffice.org_project/4110m2$Build-9807</meta:generator>
    <meta:initial-creator>Lakshita </meta:initial-creator>
    <dc:date>2022-07-15T12:29:33.30</dc:date>
    <dc:creator>Lakshita </dc:creator>
    <meta:document-statistic meta:object-count="78"/>
    <meta:template xlink:type="simple" xlink:actuate="onRequest" xlink:title="Sample-draw" xlink:href="../../../../../AppData/Roaming/OpenOffice/4/user/template/Sample-draw.otg" meta:date="2022-05-02T00:06:47.84"/>
  </office:meta>
</office:document-meta>
</file>